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soft-page-break/><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soft-page-break/></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oft-page-break/><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oft-page-break/><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oft-page-break/><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text:soft-page-break/>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text:soft-page-break/>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7T20:49:32.443030374</dc:date>
    <meta:editing-duration>PT14H34M55S</meta:editing-duration>
    <meta:editing-cycles>27</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